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enstre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 nr</text:p>
          </table:table-cell>
          <table:table-cell office:value-type="string" calcext:value-type="string">
            <text:p>tid </text:p>
          </table:table-cell>
          <table:table-cell office:value-type="string" calcext:value-type="string">
            <text:p>fej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76" calcext:value-type="float">
            <text:p>13,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21" calcext:value-type="float">
            <text:p>14,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93" calcext:value-type="float">
            <text:p>13,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88" calcext:value-type="float">
            <text:p>13,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27" calcext:value-type="float">
            <text:p>14,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16" calcext:value-type="float">
            <text:p>14,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13" calcext:value-type="float">
            <text:p>14,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3.96" office:value-type="float" office:value="13.96" calcext:value-type="float">
            <text:p>13,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23" calcext:value-type="float">
            <text:p>14,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11" calcext:value-type="float">
            <text:p>14,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15" calcext:value-type="float">
            <text:p>14,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36" calcext:value-type="float">
            <text:p>14,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21" calcext:value-type="float">
            <text:p>14,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24" calcext:value-type="float">
            <text:p>14,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06" calcext:value-type="float">
            <text:p>14,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08" calcext:value-type="float">
            <text:p>14,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31" calcext:value-type="float">
            <text:p>14,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.93" calcext:value-type="float">
            <text:p>13,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21" calcext:value-type="float">
            <text:p>14,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35" calcext:value-type="float">
            <text:p>14,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11" calcext:value-type="float">
            <text:p>14,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.18" calcext:value-type="float">
            <text:p>14,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36" calcext:value-type="float">
            <text:p>14,3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5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15:53:19.160000000</meta:creation-date>
    <dc:date>2015-06-15T16:09:45.444000000</dc:date>
    <meta:editing-duration>PT16M24S</meta:editing-duration>
    <meta:editing-cycles>4</meta:editing-cycles>
    <meta:generator>LibreOffice/4.3.1.2$Windows_x86 LibreOffice_project/958349dc3b25111dbca392fbc281a05559ef6848</meta:generator>
    <meta:document-statistic meta:table-count="1" meta:cell-count="94" meta:object-count="0"/>
  </office:meta>
</office:document-meta>
</file>